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ilMarshaler.getAttachmentsMapFromNormalizedMessage( NormalizedMessage normalized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ailMarshaler.addTemporaryResource( String id , File tmp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ilMarshaler.cleanUpResources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ailMarshaler.getDefaultSenderForOutgoingM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